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d1a5e" officeooo:paragraph-rsid="000951ef"/>
    </style:style>
    <style:style style:name="P2" style:family="paragraph" style:parent-style-name="Heading_20_2">
      <style:text-properties officeooo:rsid="000951ef" officeooo:paragraph-rsid="000951ef"/>
    </style:style>
    <style:style style:name="T1" style:family="text">
      <style:text-properties officeooo:rsid="002d1c24"/>
    </style:style>
    <style:style style:name="T2" style:family="text">
      <style:text-properties style:text-underline-style="solid" style:text-underline-width="auto" style:text-underline-color="font-color" officeooo:rsid="002d1c24"/>
    </style:style>
    <style:style style:name="T3" style:family="text">
      <style:text-properties fo:font-style="normal" style:text-underline-style="solid" style:text-underline-width="auto" style:text-underline-color="font-color" officeooo:rsid="002d1c24" style:font-style-asian="normal" style:font-style-complex="normal"/>
    </style:style>
    <style:style style:name="T4" style:family="text">
      <style:text-properties style:text-underline-style="none" officeooo:rsid="002d1c24"/>
    </style:style>
    <style:style style:name="T5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2023 November 8<text:span text:style-name="T5">th</text:span></text:h>
      <text:p text:style-name="P1"><text:span text:style-name="T1">I have a new playlist naming scheme, it changed in the past 2 weeks, where the </text:span><text:span text:style-name="T2">NighttimeWebsite</text:span><text:span text:style-name="T1"> playlist was renamed to just </text:span><text:span text:style-name="T3">Nig</text:span><text:span text:style-name="T2">httime</text:span><text:span text:style-name="T1">. Before todays change, the time of the exports has remained on an undocumented accepted time scheme of before 4:00 pm (playlist 1) between 4:00 pm and 9:00 pm (playlist 2) and after 9:00 pm (playlist 3) tonight, I made it even more consistent, renaming </text:span><text:span text:style-name="T2">AfternoonJournal</text:span><text:span text:style-name="T4"> to </text:span><text:span text:style-name="T2">Afternoon</text:span><text:span text:style-name="T4"> and </text:span><text:span text:style-name="T2">AfternoonWebsite</text:span><text:span text:style-name="T4"> to </text:span><text:span text:style-name="T2">Evening</text:span><text:span text:style-name="T4">. I also changed the times, going to a slightly changed scheme of before 5:00 pm (</text:span><text:span text:style-name="T2">afternoon</text:span><text:span text:style-name="T4">) between 5:00 pm and 9:00 pm (</text:span><text:span text:style-name="T2">evening</text:span><text:span text:style-name="T4">) and after 9:00 pm (</text:span><text:span text:style-name="T2">nighttime</text:span><text:span text:style-name="T4">) I might put a</text:span><text:span text:style-name="T2"> morning</text:span><text:span text:style-name="T4"> playlist into the mix in the futu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8:53:13.273957301</meta:creation-date>
    <meta:editing-duration>PT16M47S</meta:editing-duration>
    <meta:editing-cycles>2</meta:editing-cycles>
    <meta:generator>LibreOffice/7.3.2.2$Linux_X86_64 LibreOffice_project/30$Build-2</meta:generator>
    <dc:date>2023-11-13T08:54:07.109295714</dc:date>
    <meta:document-statistic meta:table-count="0" meta:image-count="0" meta:object-count="0" meta:page-count="1" meta:paragraph-count="2" meta:word-count="117" meta:character-count="685" meta:non-whitespace-character-count="570"/>
  </office:meta>
</office:document-meta>
</file>